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float" office:value="0.0256" calcext:value-type="float">
            <text:p>0.0256</text:p>
          </table:table-cell>
          <table:table-cell table:style-name="ce2" office:value-type="float" office:value="-8740.96" calcext:value-type="float">
            <text:p>-8740.96</text:p>
          </table:table-cell>
          <table:table-cell table:style-name="ce2" office:value-type="float" office:value="-1515.57" calcext:value-type="float">
            <text:p>-1515.57</text:p>
          </table:table-cell>
          <table:table-cell table:formula="of:=PDURATION([.A1];[.B1];[.C1])" office:value-type="float" office:value="-69.3188457706664" calcext:value-type="float">
            <text:p/>
          </table:table-cell>
        </table:table-row>
        <table:table-row table:style-name="ro1">
          <table:table-cell table:style-name="ce1" office:value-type="float" office:value="0.0176" calcext:value-type="float">
            <text:p>0.0176</text:p>
          </table:table-cell>
          <table:table-cell table:style-name="ce2" office:value-type="float" office:value="-9794.95" calcext:value-type="float">
            <text:p>-9794.95</text:p>
          </table:table-cell>
          <table:table-cell table:style-name="ce2" office:value-type="float" office:value="-3297.66" calcext:value-type="float">
            <text:p>-3297.66</text:p>
          </table:table-cell>
          <table:table-cell table:formula="of:=PDURATION([.A2];[.B2];[.C2])" office:value-type="float" office:value="-62.3980748358041" calcext:value-type="float">
            <text:p/>
          </table:table-cell>
        </table:table-row>
        <table:table-row table:style-name="ro1">
          <table:table-cell table:style-name="ce1" office:value-type="float" office:value="0.4778" calcext:value-type="float">
            <text:p>0.4778</text:p>
          </table:table-cell>
          <table:table-cell table:style-name="ce2" office:value-type="float" office:value="-8153.21" calcext:value-type="float">
            <text:p>-8153.21</text:p>
          </table:table-cell>
          <table:table-cell table:style-name="ce2" office:value-type="float" office:value="-359.63" calcext:value-type="float">
            <text:p>-359.63</text:p>
          </table:table-cell>
          <table:table-cell table:formula="of:=PDURATION([.A3];[.B3];[.C3])" office:value-type="float" office:value="-7.99143603659815" calcext:value-type="float">
            <text:p/>
          </table:table-cell>
        </table:table-row>
        <table:table-row table:style-name="ro1">
          <table:table-cell table:style-name="ce1" office:value-type="float" office:value="0.023" calcext:value-type="float">
            <text:p>0.023</text:p>
          </table:table-cell>
          <table:table-cell table:style-name="ce2" office:value-type="float" office:value="-9071.99" calcext:value-type="float">
            <text:p>-9071.99</text:p>
          </table:table-cell>
          <table:table-cell table:style-name="ce2" office:value-type="float" office:value="-1493.84" calcext:value-type="float">
            <text:p>-1493.84</text:p>
          </table:table-cell>
          <table:table-cell table:formula="of:=PDURATION([.A4];[.B4];[.C4])" office:value-type="float" office:value="-79.3264008631168" calcext:value-type="float">
            <text:p/>
          </table:table-cell>
        </table:table-row>
        <table:table-row table:style-name="ro1">
          <table:table-cell table:style-name="ce1" office:value-type="float" office:value="0.2095" calcext:value-type="float">
            <text:p>0.2095</text:p>
          </table:table-cell>
          <table:table-cell table:style-name="ce2" office:value-type="float" office:value="2332.6" calcext:value-type="float">
            <text:p>2332.6</text:p>
          </table:table-cell>
          <table:table-cell table:style-name="ce2" office:value-type="float" office:value="9917.76" calcext:value-type="float">
            <text:p>9917.76</text:p>
          </table:table-cell>
          <table:table-cell table:formula="of:=PDURATION([.A5];[.B5];[.C5])" office:value-type="float" office:value="7.60930552230278" calcext:value-type="float">
            <text:p/>
          </table:table-cell>
        </table:table-row>
        <table:table-row table:style-name="ro1">
          <table:table-cell table:style-name="ce1" office:value-type="float" office:value="0.2052" calcext:value-type="float">
            <text:p>0.2052</text:p>
          </table:table-cell>
          <table:table-cell table:style-name="ce2" office:value-type="float" office:value="626.02" calcext:value-type="float">
            <text:p>626.02</text:p>
          </table:table-cell>
          <table:table-cell table:style-name="ce2" office:value-type="float" office:value="9431.81" calcext:value-type="float">
            <text:p>9431.81</text:p>
          </table:table-cell>
          <table:table-cell table:formula="of:=PDURATION([.A6];[.B6];[.C6])" office:value-type="float" office:value="14.5326866570877" calcext:value-type="float">
            <text:p/>
          </table:table-cell>
        </table:table-row>
        <table:table-row table:style-name="ro1">
          <table:table-cell table:style-name="ce1" office:value-type="float" office:value="0.1313" calcext:value-type="float">
            <text:p>0.1313</text:p>
          </table:table-cell>
          <table:table-cell table:style-name="ce2" office:value-type="float" office:value="2251.76" calcext:value-type="float">
            <text:p>2251.76</text:p>
          </table:table-cell>
          <table:table-cell table:style-name="ce2" office:value-type="float" office:value="5496.51" calcext:value-type="float">
            <text:p>5496.51</text:p>
          </table:table-cell>
          <table:table-cell table:formula="of:=PDURATION([.A7];[.B7];[.C7])" office:value-type="float" office:value="7.23368662872467" calcext:value-type="float">
            <text:p/>
          </table:table-cell>
        </table:table-row>
        <table:table-row table:style-name="ro1">
          <table:table-cell table:style-name="ce1" office:value-type="float" office:value="0.1477" calcext:value-type="float">
            <text:p>0.1477</text:p>
          </table:table-cell>
          <table:table-cell table:style-name="ce2" office:value-type="float" office:value="3578.88" calcext:value-type="float">
            <text:p>3578.88</text:p>
          </table:table-cell>
          <table:table-cell table:style-name="ce2" office:value-type="float" office:value="8836.12" calcext:value-type="float">
            <text:p>8836.12</text:p>
          </table:table-cell>
          <table:table-cell table:formula="of:=PDURATION([.A8];[.B8];[.C8])" office:value-type="float" office:value="6.56067334166327" calcext:value-type="float">
            <text:p/>
          </table:table-cell>
        </table:table-row>
        <table:table-row table:style-name="ro1">
          <table:table-cell table:style-name="ce1" office:value-type="float" office:value="0.2136" calcext:value-type="float">
            <text:p>0.2136</text:p>
          </table:table-cell>
          <table:table-cell table:style-name="ce2" office:value-type="float" office:value="3461.4" calcext:value-type="float">
            <text:p>3461.4</text:p>
          </table:table-cell>
          <table:table-cell table:style-name="ce2" office:value-type="float" office:value="8559.79" calcext:value-type="float">
            <text:p>8559.79</text:p>
          </table:table-cell>
          <table:table-cell table:formula="of:=PDURATION([.A9];[.B9];[.C9])" office:value-type="float" office:value="4.67687975440247" calcext:value-type="float">
            <text:p/>
          </table:table-cell>
        </table:table-row>
        <table:table-row table:style-name="ro1">
          <table:table-cell table:style-name="ce1" office:value-type="float" office:value="0.1195" calcext:value-type="float">
            <text:p>0.1195</text:p>
          </table:table-cell>
          <table:table-cell table:style-name="ce2" office:value-type="float" office:value="643.28" calcext:value-type="float">
            <text:p>643.28</text:p>
          </table:table-cell>
          <table:table-cell table:style-name="ce2" office:value-type="float" office:value="6162.63" calcext:value-type="float">
            <text:p>6162.63</text:p>
          </table:table-cell>
          <table:table-cell table:formula="of:=PDURATION([.A10];[.B10];[.C10])" office:value-type="float" office:value="20.0180337100465" calcext:value-type="float">
            <text:p/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9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9P2" style:volatile="true">
      <number:text> $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31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31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P0" style:volatile="true">
      <number:text>￥</number:text>
      <number:number number:decimal-places="0" number:min-integer-digits="1" number:grouping="true"/>
    </number:number-style>
    <number:number-style style:name="N136">
      <number:text>￥-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￥</number:text>
      <number:number number:decimal-places="0" number:min-integer-digits="1" number:grouping="true"/>
    </number:number-style>
    <number:number-style style:name="N137">
      <style:text-properties fo:color="#ff0000"/>
      <number:text>￥-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￥</number:text>
      <number:number number:decimal-places="2" number:min-integer-digits="1" number:grouping="true"/>
    </number:number-style>
    <number:number-style style:name="N138">
      <number:text>￥-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￥</number:text>
      <number:number number:decimal-places="2" number:min-integer-digits="1" number:grouping="true"/>
    </number:number-style>
    <number:number-style style:name="N139">
      <style:text-properties fo:color="#ff0000"/>
      <number:text>￥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 ￥</number:text>
      <number:fill-character> </number:fill-character>
      <number:number number:decimal-places="0" number:min-integer-digits="1" number:grouping="true"/>
      <number:text> </number:text>
    </number:number-style>
    <number:number-style style:name="N140P1" style:volatile="true">
      <number:text> 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￥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￥</number:text>
      <number:fill-character> </number:fill-character>
      <number:number number:decimal-places="2" number:min-integer-digits="1" number:grouping="true"/>
      <number:text> </number:text>
    </number:number-style>
    <number:number-style style:name="N142P1" style:volatile="true">
      <number:text> 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42P2" style:volatile="true">
      <number:text> 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7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number:date-style style:name="N148">
      <number:month number:textual="true"/>
      <number:text>-</number:text>
      <number:year number:style="long"/>
    </number:date-style>
    <number:number-style style:name="N149">
      <number:number number:decimal-places="2" number:min-integer-digits="1"/>
      <number:text> </number:text>
    </number:number-style>
    <number:percentage-style style:name="N150">
      <number:number number:decimal-places="6" number:min-integer-digits="1"/>
      <number:text>%</number:text>
    </number:percentage-style>
    <number:percentage-style style:name="N151">
      <number:number number:decimal-places="3" number:min-integer-digits="1"/>
      <number:text>%</number:text>
    </number:percentage-style>
    <number:number-style style:name="N152">
      <number:number number:decimal-places="4" number:min-integer-digits="1"/>
      <number:text> </number:text>
    </number:number-style>
    <number:number-style style:name="N153">
      <number:number number:decimal-places="6" number:min-integer-digits="1"/>
      <number:text> </number:text>
    </number:number-style>
    <number:number-style style:name="N154P0" style:volatile="true">
      <number:number number:decimal-places="2" number:min-integer-digits="1"/>
      <number:text> </number:text>
    </number:number-style>
    <number:number-style style:name="N154">
      <style:text-properties fo:color="#ff0000"/>
      <number:text>(</number:text>
      <number:number number:decimal-places="2" number:min-integer-digits="1"/>
      <number:text>)</number:text>
      <style:map style:condition="value()&gt;=0" style:apply-style-name="N154P0"/>
    </number:number-style>
    <number:percentage-style style:name="N155">
      <number:number number:decimal-places="10" number:min-integer-digits="1"/>
      <number:text>%</number:text>
    </number:percentage-style>
    <number:number-style style:name="N156P0" style:volatile="true">
      <number:number number:decimal-places="4" number:min-integer-digits="1"/>
      <number:text> </number:text>
    </number:number-style>
    <number:number-style style:name="N156">
      <style:text-properties fo:color="#ff0000"/>
      <number:text>(</number:text>
      <number:number number:decimal-places="4" number:min-integer-digits="1"/>
      <number:text>)</number:text>
      <style:map style:condition="value()&gt;=0" style:apply-style-name="N156P0"/>
    </number:number-style>
    <number:number-style style:name="N157">
      <number:number number:decimal-places="10" number:min-integer-digits="1"/>
      <number:text> </number:text>
    </number:number-style>
    <number:percentage-style style:name="N158">
      <number:number number:decimal-places="4" number:min-integer-digits="1"/>
      <number:text>%</number:text>
    </number:percentage-style>
    <number:number-style style:name="N159">
      <number:number number:decimal-places="5" number:min-integer-digits="1"/>
      <number:text> </number:text>
    </number:number-style>
    <number:percentage-style style:name="N160">
      <number:number number:decimal-places="5" number:min-integer-digits="1"/>
      <number:text>%</number:text>
    </number:percentage-style>
    <number:number-style style:name="N161P0" style:volatile="true">
      <number:number number:decimal-places="7" number:min-integer-digits="1"/>
      <number:text> </number:text>
    </number:number-style>
    <number:number-style style:name="N161">
      <style:text-properties fo:color="#ff0000"/>
      <number:text>(</number:text>
      <number:number number:decimal-places="7" number:min-integer-digits="1"/>
      <number:text>)</number:text>
      <style:map style:condition="value()&gt;=0" style:apply-style-name="N161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>
      <style:table-cell-properties fo:padding="0.028in" style:rotation-align="none" style:vertical-align="middle"/>
      <style:text-properties style:font-name="宋体" fo:font-family="宋体" fo:font-size="12pt" style:font-name-asian="微软雅黑" style:font-family-asian="微软雅黑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V-IPMT-ISPMT-DURATION" style:display-name="PageStyle_FV-IPMT-ISPMT-DU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-IPMT-ISPMT-DURATION_20_1" style:display-name="PageStyle_FV-IPMT-ISPMT-DURA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9:28:10.023000000</meta:creation-date>
    <dc:date>2013-10-28T09:42:06.738000000</dc:date>
    <meta:editing-duration>P0D</meta:editing-duration>
    <meta:editing-cycles>1</meta:editing-cycles>
    <meta:document-statistic meta:table-count="1" meta:cell-count="0" meta:object-count="0"/>
    <meta:generator>LibreOfficeDev/4.2.0.0.alpha0$Windows_x86 LibreOffice_project/5d9e4f33ecace1d73a42d3e93188edd5b434a650</meta:generator>
  </office:meta>
</office:document-meta>
</file>